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c6ffc" officeooo:paragraph-rsid="001c6ffc"/>
    </style:style>
    <style:style style:name="P2" style:family="paragraph" style:parent-style-name="Standard">
      <style:text-properties officeooo:paragraph-rsid="001c6ffc"/>
    </style:style>
    <style:style style:name="P3" style:family="paragraph" style:parent-style-name="Standard">
      <style:text-properties fo:font-weight="normal" officeooo:rsid="001e64a5" officeooo:paragraph-rsid="001e64a5" style:font-weight-asian="normal" style:font-weight-complex="normal"/>
    </style:style>
    <style:style style:name="P4" style:family="paragraph" style:parent-style-name="Standard">
      <style:text-properties fo:font-weight="normal" officeooo:rsid="001fbef0" officeooo:paragraph-rsid="001fbef0" style:font-weight-asian="normal" style:font-weight-complex="normal"/>
    </style:style>
    <style:style style:name="P5" style:family="paragraph" style:parent-style-name="Standard">
      <style:text-properties fo:font-weight="normal" officeooo:rsid="001fbef0" officeooo:paragraph-rsid="002074a8" style:font-weight-asian="normal" style:font-weight-complex="normal"/>
    </style:style>
    <style:style style:name="P6" style:family="paragraph" style:parent-style-name="Standard">
      <style:text-properties fo:font-weight="normal" officeooo:rsid="0024271e" officeooo:paragraph-rsid="0024271e" style:font-weight-asian="normal" style:font-weight-complex="normal"/>
    </style:style>
    <style:style style:name="P7" style:family="paragraph" style:parent-style-name="Standard">
      <style:text-properties fo:font-weight="normal" officeooo:rsid="00255e87" officeooo:paragraph-rsid="00255e87" style:font-weight-asian="normal" style:font-weight-complex="normal"/>
    </style:style>
    <style:style style:name="P8" style:family="paragraph" style:parent-style-name="Standard">
      <style:text-properties fo:font-weight="normal" officeooo:rsid="00278d5c" officeooo:paragraph-rsid="00278d5c" style:font-weight-asian="normal" style:font-weight-complex="normal"/>
    </style:style>
    <style:style style:name="P9" style:family="paragraph" style:parent-style-name="Standard">
      <style:text-properties fo:font-weight="normal" officeooo:paragraph-rsid="0024271e"/>
    </style:style>
    <style:style style:name="P10" style:family="paragraph" style:parent-style-name="Standard">
      <style:text-properties officeooo:paragraph-rsid="0024271e"/>
    </style:style>
    <style:style style:name="P11" style:family="paragraph" style:parent-style-name="Standard">
      <style:text-properties fo:font-size="16pt" officeooo:rsid="001c6ffc" officeooo:paragraph-rsid="001c6ffc" style:font-size-asian="16pt" style:font-size-complex="16pt"/>
    </style:style>
    <style:style style:name="P12" style:family="paragraph" style:parent-style-name="Standard">
      <style:text-properties fo:font-size="16pt" fo:font-weight="bold" officeooo:rsid="001e64a5" officeooo:paragraph-rsid="001e64a5" style:font-size-asian="16pt" style:font-weight-asian="bold" style:font-size-complex="16pt" style:font-weight-complex="bold"/>
    </style:style>
    <style:style style:name="P13" style:family="paragraph" style:parent-style-name="Standard">
      <style:text-properties fo:color="#000000" style:font-name="Times New Roman" fo:font-size="12pt" fo:font-weight="normal" officeooo:rsid="002074a8" officeooo:paragraph-rsid="002074a8" style:font-size-asian="12pt" style:font-weight-asian="normal" style:font-size-complex="12pt" style:font-weight-complex="normal"/>
    </style:style>
    <style:style style:name="P14" style:family="paragraph" style:parent-style-name="Standard">
      <style:text-properties fo:color="#000000" style:font-name="Times New Roman" fo:font-size="12pt" fo:font-weight="normal" officeooo:rsid="0024271e" officeooo:paragraph-rsid="0024271e" style:font-size-asian="12pt" style:font-weight-asian="normal" style:font-size-complex="12pt" style:font-weight-complex="normal"/>
    </style:style>
    <style:style style:name="P15" style:family="paragraph" style:parent-style-name="Standard">
      <style:text-properties fo:color="#000000" style:font-name="Times New Roman" fo:font-size="12pt" fo:font-style="normal" officeooo:rsid="00251a7f" officeooo:paragraph-rsid="0024271e" style:font-size-asian="12pt" style:font-style-asian="normal" style:font-weight-asian="normal" style:font-size-complex="12pt" style:font-style-complex="normal" style:font-weight-complex="normal"/>
    </style:style>
    <style:style style:name="P16" style:family="paragraph" style:parent-style-name="Preformatted_20_Text">
      <style:text-properties fo:color="#000000"/>
    </style:style>
    <style:style style:name="P17" style:family="paragraph" style:parent-style-name="Preformatted_20_Text">
      <style:text-properties fo:color="#000000" style:font-name="Courier New" fo:font-size="9pt"/>
    </style:style>
    <style:style style:name="P18" style:family="paragraph" style:parent-style-name="Preformatted_20_Text">
      <style:text-properties fo:color="#000000" style:font-name="Courier New" fo:font-size="9pt" fo:font-weight="normal" officeooo:rsid="001e64a5" officeooo:paragraph-rsid="001e64a5" style:font-weight-asian="normal" style:font-weight-complex="normal"/>
    </style:style>
    <style:style style:name="P19" style:family="paragraph" style:parent-style-name="Preformatted_20_Text">
      <style:text-properties fo:color="#000000" style:font-name="Courier New" fo:font-size="9pt" fo:font-weight="normal" officeooo:rsid="001fbef0" officeooo:paragraph-rsid="001fbef0" style:font-weight-asian="normal" style:font-weight-complex="normal"/>
    </style:style>
    <style:style style:name="P20" style:family="paragraph" style:parent-style-name="Preformatted_20_Text">
      <style:text-properties fo:color="#000000" style:font-name="Courier New" fo:font-size="9pt" fo:font-weight="normal" officeooo:rsid="0024271e" officeooo:paragraph-rsid="0024271e" style:font-weight-asian="normal" style:font-weight-complex="normal"/>
    </style:style>
    <style:style style:name="P21" style:family="paragraph" style:parent-style-name="Preformatted_20_Text">
      <style:text-properties fo:color="#000000" style:font-name="Courier New" fo:font-size="9pt" fo:font-weight="normal" officeooo:rsid="00278d5c" officeooo:paragraph-rsid="00278d5c" style:font-weight-asian="normal" style:font-weight-complex="normal"/>
    </style:style>
    <style:style style:name="P22" style:family="paragraph" style:parent-style-name="Preformatted_20_Text">
      <style:text-properties fo:color="#000000" style:font-name="Courier New" fo:font-size="9pt" officeooo:paragraph-rsid="0024271e"/>
    </style:style>
    <style:style style:name="P23" style:family="paragraph" style:parent-style-name="Preformatted_20_Text">
      <style:text-properties fo:font-weight="normal" officeooo:rsid="001fbef0" officeooo:paragraph-rsid="001fbef0" style:font-weight-asian="normal" style:font-weight-complex="normal"/>
    </style:style>
    <style:style style:name="P24" style:family="paragraph" style:parent-style-name="Preformatted_20_Text">
      <style:text-properties fo:color="#808080"/>
    </style:style>
    <style:style style:name="P25" style:family="paragraph" style:parent-style-name="Text_20_body">
      <style:text-properties fo:font-weight="normal" officeooo:rsid="001e64a5" officeooo:paragraph-rsid="001e64a5" style:font-weight-asian="normal" style:font-weight-complex="normal"/>
    </style:style>
    <style:style style:name="P26" style:family="paragraph" style:parent-style-name="Preformatted_20_Text">
      <style:paragraph-properties fo:margin-top="0cm" fo:margin-bottom="0.499cm" loext:contextual-spacing="false"/>
      <style:text-properties fo:color="#000000" style:font-name="Courier New" fo:font-size="9pt"/>
    </style:style>
    <style:style style:name="P27" style:family="paragraph" style:parent-style-name="Standard">
      <style:text-properties fo:color="#000000" style:font-name="Times New Roman" fo:font-size="12pt" fo:font-weight="normal" officeooo:rsid="0026138a" officeooo:paragraph-rsid="00255e87" style:font-size-asian="12pt" style:font-weight-asian="normal" style:font-size-complex="12pt" style:font-weight-complex="normal"/>
    </style:style>
    <style:style style:name="P28" style:family="paragraph" style:parent-style-name="Standard">
      <style:text-properties fo:color="#000000" style:font-name="Times New Roman" fo:font-size="12pt" fo:font-weight="normal" officeooo:rsid="00278d5c" officeooo:paragraph-rsid="00278d5c" style:font-size-asian="12pt" style:font-weight-asian="normal" style:font-size-complex="12pt" style:font-weight-complex="normal"/>
    </style:style>
    <style:style style:name="P29" style:family="paragraph" style:parent-style-name="Standard">
      <style:text-properties fo:font-weight="normal" officeooo:rsid="00278d5c" officeooo:paragraph-rsid="00278d5c" style:font-weight-asian="normal" style:font-weight-complex="normal"/>
    </style:style>
    <style:style style:name="P30" style:family="paragraph" style:parent-style-name="Standard">
      <style:text-properties fo:font-weight="normal" officeooo:rsid="002816ca" officeooo:paragraph-rsid="002816ca" style:font-weight-asian="normal" style:font-weight-complex="normal"/>
    </style:style>
    <style:style style:name="P31" style:family="paragraph" style:parent-style-name="Standard">
      <style:text-properties fo:font-weight="normal" officeooo:rsid="0028b19d" officeooo:paragraph-rsid="0028b19d" style:font-weight-asian="normal" style:font-weight-complex="normal"/>
    </style:style>
    <style:style style:name="P32" style:family="paragraph" style:parent-style-name="Preformatted_20_Text">
      <style:text-properties fo:color="#000000" style:font-name="Courier New" fo:font-size="9pt" fo:font-weight="normal" officeooo:rsid="0028b19d" officeooo:paragraph-rsid="0028b19d" style:font-weight-asian="normal" style:font-weight-complex="normal"/>
    </style:style>
    <style:style style:name="P33" style:family="paragraph" style:parent-style-name="Preformatted_20_Text">
      <style:paragraph-properties fo:margin-top="0cm" fo:margin-bottom="0.499cm" loext:contextual-spacing="false"/>
      <style:text-properties fo:color="#000000" style:font-name="Courier New" fo:font-size="9pt"/>
    </style:style>
    <style:style style:name="P34" style:family="paragraph" style:parent-style-name="Preformatted_20_Text">
      <style:text-properties fo:color="#000000"/>
    </style:style>
    <style:style style:name="T1" style:family="text">
      <style:text-properties officeooo:rsid="001c6ffc"/>
    </style:style>
    <style:style style:name="T2" style:family="text">
      <style:text-properties fo:color="#808080"/>
    </style:style>
    <style:style style:name="T3" style:family="text">
      <style:text-properties fo:color="#808080" style:font-name="Courier New" fo:font-size="9pt" fo:font-style="italic"/>
    </style:style>
    <style:style style:name="T4" style:family="text">
      <style:text-properties fo:font-variant="normal" fo:text-transform="none" fo:color="#242729" style:font-name="Consolas" fo:font-size="9.75pt" fo:letter-spacing="normal" fo:font-style="normal" fo:background-color="#eff0f1" loext:char-shading-value="0" loext:padding="0cm" loext:border="none"/>
    </style:style>
    <style:style style:name="T5" style:family="text">
      <style:text-properties fo:font-variant="normal" fo:text-transform="none" fo:color="#242729" style:font-name="Arial1" fo:font-size="11.25pt" fo:letter-spacing="normal" fo:font-style="normal"/>
    </style:style>
    <style:style style:name="T6" style:family="text">
      <style:text-properties fo:font-variant="normal" fo:text-transform="none" fo:color="#005999" style:text-line-through-style="none" style:text-line-through-type="none" style:font-name="Consolas" fo:font-size="9.75pt" fo:letter-spacing="normal" fo:font-style="normal" style:text-underline-style="none" style:text-blinking="false" fo:background-color="#eff0f1" loext:char-shading-value="0" style:font-size-asian="12pt" style:font-size-complex="12pt" loext:padding="0cm" loext:border="none"/>
    </style:style>
    <style:style style:name="T7" style:family="text">
      <style:text-properties fo:color="#000080"/>
    </style:style>
    <style:style style:name="T8" style:family="text">
      <style:text-properties fo:color="#000080" fo:font-weight="bold"/>
    </style:style>
    <style:style style:name="T9" style:family="text">
      <style:text-properties fo:color="#000080" fo:font-weight="bold" fo:background-color="#e4e4ff" loext:char-shading-value="0"/>
    </style:style>
    <style:style style:name="T10" style:family="text">
      <style:text-properties fo:color="#000080" style:font-name="Courier New" fo:font-size="9pt" fo:font-weight="bold"/>
    </style:style>
    <style:style style:name="T11" style:family="text">
      <style:text-properties fo:color="#000080" style:font-name="Times New Roman" fo:font-size="12pt" fo:font-weight="bold" style:font-size-asian="12pt" style:font-size-complex="12pt"/>
    </style:style>
    <style:style style:name="T12" style:family="text">
      <style:text-properties fo:color="#000080" style:font-name="Times New Roman" fo:font-size="12pt" fo:font-weight="bold" fo:background-color="#e4e4ff" loext:char-shading-value="0" style:font-size-asian="12pt" style:font-size-complex="12pt"/>
    </style:style>
    <style:style style:name="T13" style:family="text">
      <style:text-properties fo:color="#0000ff" fo:font-weight="bold"/>
    </style:style>
    <style:style style:name="T14" style:family="text">
      <style:text-properties fo:color="#0000ff" style:font-name="Courier New" fo:font-size="9pt"/>
    </style:style>
    <style:style style:name="T15" style:family="text">
      <style:text-properties fo:color="#0000ff" style:font-name="Courier New" fo:font-size="9pt" fo:font-weight="bold"/>
    </style:style>
    <style:style style:name="T16" style:family="text">
      <style:text-properties fo:color="#0000ff" style:font-name="Times New Roman" fo:font-size="12pt" fo:font-weight="bold" fo:background-color="#e4e4ff" loext:char-shading-value="0" style:font-size-asian="12pt" style:font-size-complex="12pt"/>
    </style:style>
    <style:style style:name="T17" style:family="text">
      <style:text-properties fo:color="#0000ff" style:font-name="Times New Roman" fo:font-size="12pt" fo:font-weight="bold" style:font-size-asian="12pt" style:font-size-complex="12pt"/>
    </style:style>
    <style:style style:name="T18" style:family="text">
      <style:text-properties fo:color="#0000ff" style:font-name="Times New Roman" fo:font-size="12pt" fo:font-style="normal" fo:font-weight="bold" officeooo:rsid="00251a7f" style:font-size-asian="12pt" style:font-style-asian="normal" style:font-weight-asian="normal" style:font-size-complex="12pt" style:font-style-complex="normal" style:font-weight-complex="normal"/>
    </style:style>
    <style:style style:name="T19" style:family="text">
      <style:text-properties fo:color="#0000ff" style:font-name="Times New Roman" fo:font-size="12pt" style:font-size-asian="12pt" style:font-size-complex="12pt"/>
    </style:style>
    <style:style style:name="T20" style:family="text">
      <style:text-properties fo:color="#008000"/>
    </style:style>
    <style:style style:name="T21" style:family="text">
      <style:text-properties fo:color="#008000" fo:font-weight="bold"/>
    </style:style>
    <style:style style:name="T22" style:family="text">
      <style:text-properties fo:color="#008000" style:font-name="Courier New" fo:font-size="9pt" fo:font-weight="bold"/>
    </style:style>
    <style:style style:name="T23" style:family="text">
      <style:text-properties fo:color="#008000" style:font-name="Times New Roman" fo:font-size="12pt" fo:font-weight="bold" style:font-size-asian="12pt" style:font-size-complex="12pt"/>
    </style:style>
    <style:style style:name="T24" style:family="text">
      <style:text-properties fo:color="#008000" style:font-name="Times New Roman" fo:font-size="12pt" fo:font-style="normal" fo:font-weight="bold" officeooo:rsid="00251a7f" style:font-size-asian="12pt" style:font-style-asian="normal" style:font-weight-asian="normal" style:font-size-complex="12pt" style:font-style-complex="normal" style:font-weight-complex="normal"/>
    </style:style>
    <style:style style:name="T25" style:family="text">
      <style:text-properties officeooo:rsid="001fbef0"/>
    </style:style>
    <style:style style:name="T26" style:family="text">
      <style:text-properties fo:color="#000000" style:font-name="Courier New" fo:font-size="9pt"/>
    </style:style>
    <style:style style:name="T27" style:family="text">
      <style:text-properties fo:color="#000000" style:font-name="Times New Roman" fo:font-size="12pt" style:font-size-asian="12pt" style:font-size-complex="12pt"/>
    </style:style>
    <style:style style:name="T28" style:family="text">
      <style:text-properties fo:color="#000000" style:font-name="Times New Roman" fo:font-size="12pt" officeooo:rsid="002074a8" style:font-size-asian="12pt" style:font-size-complex="12pt"/>
    </style:style>
    <style:style style:name="T29" style:family="text">
      <style:text-properties fo:color="#000000" style:font-name="Times New Roman" fo:font-size="12pt" officeooo:rsid="0026138a" style:font-size-asian="12pt" style:font-size-complex="12pt"/>
    </style:style>
    <style:style style:name="T30" style:family="text">
      <style:text-properties fo:color="#000000" style:font-name="Times New Roman" fo:font-size="12pt" officeooo:rsid="0024271e" style:font-size-asian="12pt" style:font-weight-asian="normal" style:font-size-complex="12pt" style:font-weight-complex="normal"/>
    </style:style>
    <style:style style:name="T31" style:family="text">
      <style:text-properties fo:color="#000000" style:font-name="Times New Roman" fo:font-size="12pt" officeooo:rsid="0024aa82" style:font-size-asian="12pt" style:font-weight-asian="normal" style:font-size-complex="12pt" style:font-weight-complex="normal"/>
    </style:style>
    <style:style style:name="T32" style:family="text">
      <style:text-properties fo:color="#000000" style:font-name="Times New Roman" fo:font-size="12pt" fo:font-weight="bold" style:font-size-asian="12pt" style:font-weight-asian="bold" style:font-size-complex="12pt" style:font-weight-complex="bold"/>
    </style:style>
    <style:style style:name="T33" style:family="text">
      <style:text-properties fo:color="#000000" style:font-name="Times New Roman" fo:font-size="12pt" fo:font-weight="bold" fo:background-color="#e4e4ff" loext:char-shading-value="0" style:font-size-asian="12pt" style:font-size-complex="12pt"/>
    </style:style>
    <style:style style:name="T34" style:family="text">
      <style:text-properties fo:color="#000000" style:font-name="Times New Roman" fo:font-size="12pt" fo:font-weight="normal" officeooo:rsid="0024271e" style:font-size-asian="12pt" style:font-weight-asian="normal" style:font-size-complex="12pt" style:font-weight-complex="normal"/>
    </style:style>
    <style:style style:name="T35" style:family="text">
      <style:text-properties fo:color="#000000" style:font-name="Times New Roman" fo:font-size="12pt" fo:font-style="italic" style:font-size-asian="12pt" style:font-weight-asian="normal" style:font-size-complex="12pt" style:font-weight-complex="normal"/>
    </style:style>
    <style:style style:name="T36" style:family="text">
      <style:text-properties fo:color="#000000" style:font-name="Times New Roman" fo:font-size="12pt" fo:font-style="italic" officeooo:rsid="0024271e" style:font-size-asian="12pt" style:font-weight-asian="normal" style:font-size-complex="12pt" style:font-weight-complex="normal"/>
    </style:style>
    <style:style style:name="T37" style:family="text">
      <style:text-properties fo:color="#000000" style:font-name="Times New Roman" fo:font-size="12pt" fo:font-style="normal" officeooo:rsid="0024271e" style:font-size-asian="12pt" style:font-style-asian="normal" style:font-weight-asian="normal" style:font-size-complex="12pt" style:font-style-complex="normal" style:font-weight-complex="normal"/>
    </style:style>
    <style:style style:name="T38" style:family="text">
      <style:text-properties fo:color="#000000" style:font-name="Times New Roman" fo:font-size="12pt" fo:font-style="normal" officeooo:rsid="00251a7f" style:font-size-asian="12pt" style:font-style-asian="normal" style:font-weight-asian="normal" style:font-size-complex="12pt" style:font-style-complex="normal" style:font-weight-complex="normal"/>
    </style:style>
    <style:style style:name="T39" style:family="text">
      <style:text-properties fo:color="#000000" style:font-name="Times New Roman" fo:font-size="12pt" fo:background-color="#e4e4ff" loext:char-shading-value="0" style:font-size-asian="12pt" style:font-weight-asian="normal" style:font-size-complex="12pt" style:font-weight-complex="normal"/>
    </style:style>
    <style:style style:name="T40" style:family="text">
      <style:text-properties style:font-name="Times New Roman" fo:font-size="12pt" style:font-size-asian="12pt" style:font-size-complex="12pt"/>
    </style:style>
    <style:style style:name="T41" style:family="text">
      <style:text-properties style:font-name="Times New Roman" fo:font-size="12pt" fo:font-style="italic" officeooo:rsid="00251a7f" style:font-size-asian="12pt" style:font-style-asian="normal" style:font-weight-asian="normal" style:font-size-complex="12pt" style:font-style-complex="normal" style:font-weight-complex="normal"/>
    </style:style>
    <style:style style:name="T42" style:family="text">
      <style:text-properties style:font-name="Times New Roman" fo:font-size="12pt" fo:background-color="#e4e4ff" loext:char-shading-value="0" style:font-size-asian="12pt" style:font-size-complex="12pt"/>
    </style:style>
    <style:style style:name="T43" style:family="text">
      <style:text-properties style:font-name="Courier New" fo:font-size="9pt"/>
    </style:style>
    <style:style style:name="T44" style:family="text">
      <style:text-properties style:font-name="Courier New" fo:font-size="9pt" fo:font-style="italic"/>
    </style:style>
    <style:style style:name="T45" style:family="text">
      <style:text-properties fo:color="#660e7a" style:font-name="Courier New" fo:font-size="9pt" fo:font-weight="bold"/>
    </style:style>
    <style:style style:name="T46" style:family="text">
      <style:text-properties fo:color="#660e7a" style:font-name="Times New Roman" fo:font-size="12pt" fo:font-weight="bold"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tyles of you android application are defined in res/values/styles.</text:p>
      <text:p text:style-name="P1"/>
      <text:p text:style-name="P2"><text:span text:style-name="T1">Your app have an overall style, this will be tagged with a </text:span><text:span text:style-name="T3">&lt;!-- Base application theme. --&gt; </text:span><text:span text:style-name="T1">comment .</text:span></text:p>
      <text:p text:style-name="P1">Styles have parents that they inherent from. </text:p>
      <text:p text:style-name="P1"/>
      <text:p text:style-name="P1">Styles are a lot like CSS from web design.</text:p>
      <text:p text:style-name="P2"/>
      <text:p text:style-name="P1">Styles can be used to style individual elements, but initally their main point of use will be in the apllications manifest file, setting up the whole applications style, and the default app generated in android has this already set up for you.</text:p>
      <text:p text:style-name="P1"/>
      <text:p text:style-name="P1">As you will see if you open up the manifest file, the application uses the appTheme, and then each activity in the application will use a seperate theme, althoguh normally one who's parent is the overall appTheme to keep some degree of consistancy.</text:p>
      <text:p text:style-name="P11"/>
      <text:p text:style-name="P12">Setting up a transparent actionbar</text:p>
      <text:p text:style-name="P3">So this is a fun bit of styling that is a bit more involved than just choosing colours. Firstly we need to set the app to place the appbar in front of and over the app activity, rather than above it. <text:span text:style-name="T25">Also please note that this is best done from an empty activity, trying to use appBarLayout etc will complicate this.</text:span></text:p>
      <text:p text:style-name="P3"/>
      <text:p text:style-name="P4">Use a nice default app theme that comses with an app bar standard:</text:p>
      <text:p text:style-name="P4"/>
      <text:p text:style-name="P23"><text:span text:style-name="T26">&lt;</text:span><text:span text:style-name="T10">style </text:span><text:span text:style-name="T15">name=</text:span><text:span text:style-name="T22">"AppTheme" </text:span><text:span text:style-name="T15">parent=</text:span><text:span text:style-name="T22">"Theme.AppCompat.Light.DarkActionBar"</text:span><text:span text:style-name="T26">&gt;</text:span></text:p>
      <text:p text:style-name="P3"/>
      <text:p text:style-name="P25"><text:span text:style-name="Source_20_Text"><text:span text:style-name="T4">windowActionBarOverlay</text:span></text:span><text:span text:style-name="T5"> should be specified on your theme not on your </text:span><text:span text:style-name="Source_20_Text"><text:span text:style-name="T4">ActionBar</text:span></text:span><text:span text:style-name="T5">'s style.</text:span></text:p>
      <text:p text:style-name="P18">&lt;<text:span text:style-name="T9">item</text:span><text:span text:style-name="T7"> </text:span><text:span text:style-name="T13">name=</text:span><text:span text:style-name="T21">"windowActionBarOverlay"</text:span>&gt;<text:span text:style-name="T25">True</text:span>&lt;/<text:span text:style-name="T9">item</text:span>&gt;</text:p>
      <text:p text:style-name="P3"/>
      <text:p text:style-name="P4">Then set the colour to transparent. This can be done on the main style</text:p>
      <text:p text:style-name="P4"/>
      <text:p text:style-name="P19">&lt;<text:span text:style-name="T9">item</text:span><text:span text:style-name="T7"> </text:span><text:span text:style-name="T13">name=</text:span><text:span text:style-name="T21">"colorPrimary"</text:span>&gt;@android:color/transparent&lt;/<text:span text:style-name="T9">item</text:span>&gt;</text:p>
      <text:p text:style-name="P4"/>
      <text:p text:style-name="P4">And thats done!</text:p>
      <text:p text:style-name="P4"/>
      <text:p text:style-name="P4">To make the status bar and navigation bars transparent as well, just add these to your apps theme:</text:p>
      <text:p text:style-name="P4"/>
      <text:p text:style-name="P19">&lt;<text:span text:style-name="T8">item </text:span><text:span text:style-name="T13">name=</text:span><text:span text:style-name="T21">"android:windowTranslucentStatus"</text:span>&gt;true&lt;/<text:span text:style-name="T8">item</text:span>&gt;</text:p>
      <text:p text:style-name="P19">&lt;<text:span text:style-name="T8">item </text:span><text:span text:style-name="T13">name=</text:span><text:span text:style-name="T21">"android:windowTranslucentNavigation"</text:span>&gt;true&lt;/<text:span text:style-name="T8">item</text:span>&gt;</text:p>
      <text:p text:style-name="P19"/>
      <text:p text:style-name="P5">Note that these will only work in and<text:span text:style-name="T27">roid </text:span><text:span text:style-name="T28">SDK version 21 and above so they'll have to go in the styles.xml file in the values-v21 folder</text:span></text:p>
      <text:p text:style-name="P13"/>
      <text:p text:style-name="P13">C:\Users\MattsDesktop\Android Tutorial\TransparentTest\app\src\main\res\values-v21</text:p>
      <text:p text:style-name="P13"/>
      <text:p text:style-name="P6"><text:span text:style-name="T28">S</text:span><text:span text:style-name="T27">etting the toolbar to transparent using a </text:span><text:span text:style-name="T32">manually added Widget toolbar </text:span><text:span text:style-name="T27">eg:</text:span></text:p>
      <text:p text:style-name="P14"/>
      <text:p text:style-name="P20"><text:span text:style-name="T40">&lt;</text:span><text:span text:style-name="T11">android.support.v7.widget.</text:span><text:span text:style-name="T12">Toolbar</text:span></text:p>
      <text:p text:style-name="P14"/>
      <text:p text:style-name="P10"><text:span text:style-name="T34">Is also possible, just do the </text:span><text:span text:style-name="T16">android</text:span><text:span text:style-name="T17">:background=</text:span><text:span text:style-name="T23">"@android:color/transparent"</text:span></text:p>
      <text:p text:style-name="P9"><text:span text:style-name="T30">styling inside the toolbar and the then in the </text:span><text:span text:style-name="T39">CoordinatorLayout</text:span><text:span text:style-name="T33"> </text:span><text:span text:style-name="T30">add the content before the toolbar is added </text:span><text:span text:style-name="T31">so the toolbar will be drawn on top.</text:span></text:p>
      <text:p text:style-name="P14"/>
      <text:p text:style-name="P10"><text:soft-page-break/><text:span text:style-name="T34">For all this though you must delete the </text:span><text:span text:style-name="T35">AppBarLayout </text:span><text:span text:style-name="T36">encapsulation </text:span><text:span text:style-name="T37">around the toolbar, as I haven't figured out how to get that to work yet. </text:span><text:span text:style-name="T38">Eg:</text:span></text:p>
      <text:p text:style-name="P15"/>
      <text:p text:style-name="P22"><text:span text:style-name="T41">&lt;?</text:span><text:span text:style-name="T18">xml version=</text:span><text:span text:style-name="T24">"1.0" </text:span><text:span text:style-name="T18">encoding=</text:span><text:span text:style-name="T24">"utf-8"</text:span><text:span text:style-name="T41">?&gt;</text:span></text:p>
      <text:p text:style-name="P17">&lt;<text:span text:style-name="T8">android.support.design.widget.CoordinatorLayout</text:span></text:p>
      <text:p text:style-name="P16"><text:span text:style-name="T7"><text:s text:c="4"/></text:span><text:span text:style-name="T15">xmlns:</text:span><text:span text:style-name="T45">android</text:span><text:span text:style-name="T15">=</text:span><text:span text:style-name="T22">"http://schemas.android.com/apk/res/android"</text:span></text:p>
      <text:p text:style-name="P16"><text:span text:style-name="T20"><text:s text:c="4"/></text:span><text:span text:style-name="T15">xmlns:</text:span><text:span text:style-name="T45">app</text:span><text:span text:style-name="T15">=</text:span><text:span text:style-name="T22">"http://schemas.android.com/apk/res-auto"</text:span></text:p>
      <text:p text:style-name="P16"><text:span text:style-name="T20"><text:s text:c="4"/></text:span><text:span text:style-name="T15">xmlns:</text:span><text:span text:style-name="T45">tools</text:span><text:span text:style-name="T15">=</text:span><text:span text:style-name="T22">"http://schemas.android.com/tools" </text:span><text:span text:style-name="T45">android</text:span><text:span text:style-name="T15">:layout_width=</text:span><text:span text:style-name="T22">"match_parent"</text:span></text:p>
      <text:p text:style-name="P16"><text:span text:style-name="T20"><text:s text:c="4"/></text:span><text:span text:style-name="T45">android</text:span><text:span text:style-name="T15">:layout_height=</text:span><text:span text:style-name="T22">"match_parent" </text:span><text:span text:style-name="T45">android</text:span><text:span text:style-name="T15">:fitsSystemWindows=</text:span><text:span text:style-name="T22">"true"</text:span></text:p>
      <text:p text:style-name="P16"><text:span text:style-name="T20"><text:s text:c="4"/></text:span><text:span text:style-name="T45">tools</text:span><text:span text:style-name="T15">:context=</text:span><text:span text:style-name="T22">".MainActivity"</text:span><text:span text:style-name="T43">&gt;</text:span></text:p>
      <text:p text:style-name="P16"><text:s text:c="4"/></text:p>
      <text:p text:style-name="P16"><text:s text:c="4"/><text:span text:style-name="T43">&lt;</text:span><text:span text:style-name="T10">include </text:span><text:span text:style-name="T15">layout=</text:span><text:span text:style-name="T22">"@layout/content_main" </text:span><text:span text:style-name="T43">/&gt;</text:span></text:p>
      <text:p text:style-name="P16"><text:s text:c="4"/><text:span text:style-name="T3">&lt;!--&lt;android.support.design.widget.AppBarLayout android:layout_height="wrap_content"</text:span></text:p>
      <text:p text:style-name="P24"><text:s text:c="8"/><text:span text:style-name="T44">android:layout_width="match_parent"</text:span></text:p>
      <text:p text:style-name="P24"><text:s text:c="8"/><text:span text:style-name="T44">android:theme="@style/AppTheme.AppBarOverlay"</text:span></text:p>
      <text:p text:style-name="P24"><text:s text:c="8"/><text:span text:style-name="T44">android:background="@android:color/transparent"&gt;--&gt;</text:span></text:p>
      <text:p text:style-name="P16"><text:span text:style-name="T2"><text:s text:c="8"/></text:span><text:span text:style-name="T43">&lt;</text:span><text:span text:style-name="T10">android.support.v7.widget.Toolbar </text:span><text:span text:style-name="T45">android</text:span><text:span text:style-name="T15">:id=</text:span><text:span text:style-name="T22">"@+id/toolbar"</text:span></text:p>
      <text:p text:style-name="P16"><text:span text:style-name="T20"><text:s text:c="12"/></text:span><text:span text:style-name="T45">android</text:span><text:span text:style-name="T15">:layout_width=</text:span><text:span text:style-name="T22">"match_parent" </text:span><text:span text:style-name="T45">android</text:span><text:span text:style-name="T15">:layout_height=</text:span><text:span text:style-name="T22">"?attr/actionBarSize"</text:span></text:p>
      <text:p text:style-name="P16"><text:span text:style-name="T20"><text:s text:c="12"/></text:span><text:span text:style-name="T45">android</text:span><text:span text:style-name="T15">:background=</text:span><text:span text:style-name="T22">"@android:color/transparent" </text:span><text:span text:style-name="T45">app</text:span><text:span text:style-name="T15">:popupTheme=</text:span><text:span text:style-name="T22">"@style/AppTheme.PopupOverlay" </text:span><text:span text:style-name="T43">/&gt;</text:span></text:p>
      <text:p text:style-name="P16"><text:s text:c="4"/></text:p>
      <text:p text:style-name="P16"><text:s text:c="4"/><text:span text:style-name="T3">&lt;!--&lt;/android.support.design.widget.AppBarLayout&gt;--&gt;</text:span></text:p>
      <text:p text:style-name="P16"><text:span text:style-name="T2"><text:s text:c="4"/></text:span><text:span text:style-name="T43">&lt;</text:span><text:span text:style-name="T10">android.support.design.widget.FloatingActionButton </text:span><text:span text:style-name="T45">android</text:span><text:span text:style-name="T15">:id=</text:span><text:span text:style-name="T22">"@+id/fab"</text:span></text:p>
      <text:p text:style-name="P16"><text:span text:style-name="T20"><text:s text:c="8"/></text:span><text:span text:style-name="T45">android</text:span><text:span text:style-name="T15">:layout_width=</text:span><text:span text:style-name="T22">"wrap_content" </text:span><text:span text:style-name="T45">android</text:span><text:span text:style-name="T15">:layout_height=</text:span><text:span text:style-name="T22">"wrap_content"</text:span></text:p>
      <text:p text:style-name="P16"><text:span text:style-name="T20"><text:s text:c="8"/></text:span><text:span text:style-name="T45">android</text:span><text:span text:style-name="T15">:layout_gravity=</text:span><text:span text:style-name="T22">"bottom|end" </text:span><text:span text:style-name="T45">android</text:span><text:span text:style-name="T15">:layout_margin=</text:span><text:span text:style-name="T22">"@dimen/fab_margin"</text:span></text:p>
      <text:p text:style-name="P16"><text:span text:style-name="T20"><text:s text:c="8"/></text:span><text:span text:style-name="T45">android</text:span><text:span text:style-name="T15">:src=</text:span><text:span text:style-name="T22">"@android:drawable/ic_dialog_email" </text:span><text:span text:style-name="T43">/&gt;</text:span></text:p>
      <text:p text:style-name="P26">&lt;/<text:span text:style-name="T8">android.support.design.widget.CoordinatorLayout</text:span>&gt;</text:p>
      <text:p text:style-name="P15"/>
      <text:p text:style-name="P14"/>
      <text:p text:style-name="P7"><text:span text:style-name="T27">Android styles are literally the worst. </text:span><text:span text:style-name="T29">Co-ordiniator layout also seems to mess with tha ability of something like a backgtound image to fill the whole screen.</text:span></text:p>
      <text:p text:style-name="P27"/>
      <text:p text:style-name="P8"><text:span text:style-name="T29">I </text:span><text:span text:style-name="T27">solved it! The trick it to set this option to false </text:span></text:p>
      <text:p text:style-name="P28"/>
      <text:p text:style-name="P21"><text:span text:style-name="T16">android</text:span><text:span text:style-name="T17">:fitsSystemWindows=</text:span><text:span text:style-name="T23">"false"</text:span></text:p>
      <text:p text:style-name="P28"/>
      <text:p text:style-name="P8"><text:span text:style-name="T27">This allows the content in the </text:span><text:span text:style-name="T29">Co-ordiniator layout </text:span><text:span text:style-name="T27">to fill under the status and navigation bars!</text:span></text:p>
      <text:p text:style-name="P8"><text:span text:style-name="T27"/></text:p>
      <text:p text:style-name="P30"><text:span text:style-name="T27">What if you just want a see through navigation bar? Set the fitsSystemWindows to false as above, and then use offsets on your relative layouts to get them below the solid app bar and status bar.</text:span></text:p>
      <text:p text:style-name="P30"><text:span text:style-name="T27"/></text:p>
      <text:p text:style-name="P31"><text:span text:style-name="T27">Getting the offset for the status bar is more tricky and will have to be done in code. The padding of a view can be changed like this:</text:span></text:p>
      <text:p text:style-name="P31"><text:span text:style-name="T27"/></text:p>
      <text:p text:style-name="P32"><text:span text:style-name="T46">mRLayout</text:span><text:span text:style-name="T40">.setPadding(</text:span><text:span text:style-name="T19">0</text:span><text:span text:style-name="T40">,</text:span><text:span text:style-name="T46">mRLayout</text:span><text:span text:style-name="T40">.getPaddingTop()+ </text:span><text:span text:style-name="T42">getStatusBarHeight</text:span><text:span text:style-name="T40">(),</text:span><text:span text:style-name="T19">0</text:span><text:span text:style-name="T40">,</text:span><text:span text:style-name="T19">0</text:span><text:span text:style-name="T40">);</text:span></text:p>
      <text:p text:style-name="P31"><text:span text:style-name="T27"/></text:p>
      <text:p text:style-name="P31"><text:span text:style-name="T27"/></text:p>
      <text:p text:style-name="P32"><text:span text:style-name="T11">public int </text:span><text:span text:style-name="T40">getStatusBarHeight() {</text:span></text:p>
      <text:p text:style-name="P16"><text:s text:c="4"/><text:span text:style-name="T10">int </text:span><text:span text:style-name="T43">result = </text:span><text:span text:style-name="T14">0</text:span><text:span text:style-name="T43">;</text:span></text:p>
      <text:p text:style-name="P16"><text:s text:c="4"/><text:span text:style-name="T10">int </text:span><text:span text:style-name="T43">resourceId = getResources().getIdentifier(</text:span><text:span text:style-name="T22">"status_bar_height"</text:span><text:span text:style-name="T43">, </text:span><text:span text:style-name="T22">"dimen"</text:span><text:span text:style-name="T43">, </text:span><text:span text:style-name="T22">"android"</text:span><text:span text:style-name="T43">);</text:span></text:p>
      <text:p text:style-name="P16"><text:s text:c="4"/><text:span text:style-name="T10">if </text:span><text:span text:style-name="T43">(resourceId &gt; </text:span><text:span text:style-name="T14">0</text:span><text:span text:style-name="T43">) {</text:span></text:p>
      <text:p text:style-name="P16"><text:s text:c="8"/><text:span text:style-name="T43">result = getResources().getDimensionPixelSize(resourceId);</text:span></text:p>
      <text:p text:style-name="P16"><text:s text:c="4"/><text:span text:style-name="T43">}</text:span></text:p>
      <text:p text:style-name="P16"><text:s text:c="4"/><text:span text:style-name="T10">return </text:span><text:span text:style-name="T43">result;</text:span></text:p>
      <text:p text:style-name="P26">}</text:p>
      <text:p text:style-name="P31"><text:soft-page-break/><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Courier New" svg:font-family="'Courier New'"/>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3M13S</meta:editing-duration>
    <meta:editing-cycles>12</meta:editing-cycles>
    <meta:generator>LibreOffice/5.0.1.2$Windows_x86 LibreOffice_project/81898c9f5c0d43f3473ba111d7b351050be20261</meta:generator>
    <dc:date>2016-09-04T11:42:49.248000000</dc:date>
    <meta:document-statistic meta:table-count="0" meta:image-count="0" meta:object-count="0" meta:page-count="3" meta:paragraph-count="63" meta:word-count="555" meta:character-count="4788" meta:non-whitespace-character-count="4145"/>
    <meta:user-defined meta:name="Info 1"/>
    <meta:user-defined meta:name="Info 2"/>
    <meta:user-defined meta:name="Info 3"/>
    <meta:user-defined meta:name="Info 4"/>
  </office:meta>
</office:document-meta>
</file>